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
      <style:paragraph-properties fo:margin-top="0in" fo:margin-bottom="0in"/>
    </style:style>
    <style:style style:name="P14" style:family="paragraph" style:parent-style-name="Text_20_body" style:list-style-name="L2">
      <style:paragraph-properties fo:margin-top="0in" fo:margin-bottom="0in"/>
    </style:style>
    <style:style style:name="P15" style:family="paragraph" style:parent-style-name="Text_20_body" style:list-style-name="L3">
      <style:paragraph-properties fo:margin-top="0in" fo:margin-bottom="0in"/>
    </style:style>
    <style:style style:name="P16" style:family="paragraph" style:parent-style-name="Text_20_body" style:list-style-name="L4">
      <style:paragraph-properties fo:margin-top="0in" fo:margin-bottom="0in"/>
    </style:style>
    <style:style style:name="P17" style:family="paragraph" style:parent-style-name="Text_20_body" style:list-style-name="L5">
      <style:paragraph-properties fo:margin-top="0in" fo:margin-bottom="0in"/>
    </style:style>
    <style:style style:name="P18" style:family="paragraph" style:parent-style-name="Text_20_body" style:list-style-name="L6">
      <style:paragraph-properties fo:margin-top="0in" fo:margin-bottom="0in"/>
    </style:style>
    <style:style style:name="P19" style:family="paragraph" style:parent-style-name="Text_20_body" style:list-style-name="L7">
      <style:paragraph-properties fo:margin-top="0in" fo:margin-bottom="0in"/>
    </style:style>
    <style:style style:name="P20" style:family="paragraph" style:parent-style-name="Text_20_body" style:list-style-name="L8">
      <style:paragraph-properties fo:margin-top="0in" fo:margin-bottom="0in"/>
    </style:style>
    <style:style style:name="P21" style:family="paragraph" style:parent-style-name="Text_20_body" style:list-style-name="L11">
      <style:paragraph-properties fo:margin-top="0in" fo:margin-bottom="0in"/>
    </style:style>
    <style:style style:name="P22" style:family="paragraph" style:parent-style-name="Preformatted_20_Text">
      <style:paragraph-properties fo:margin-top="0in" fo:margin-bottom="0.1965in"/>
    </style:style>
    <text:list-style style:name="L1">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using-pipeline"/>Using Pipeline</text:h>
      <text:p text:style-name="Text_20_body">Below, you'll find a simple example of a machine learning workflow where we generate features from text data using count vectorizer and tf-idf transformer, and then fit it to a random forest classifier. Before we get into using pipelines, let's first use this example to go over some <text:span text:style-name="Source_20_Text">scikit-learn</text:span> terminology.</text:p>
      <text:list xml:id="list2780810063682285258" text:style-name="L3">
        <text:list-item>
          <text:p text:style-name="P15"><text:span text:style-name="Strong_20_Emphasis">ESTIMATOR:</text:span> An <text:a xlink:type="simple" xlink:href="http://scikit-learn.org/stable/tutorial/statistical_inference/settings.html#estimators-objects" office:target-frame-name="_blank" xlink:show="new" text:style-name="Internet_20_link" text:visited-style-name="Visited_20_Internet_20_Link">estimator</text:a> is any object that learns from data, whether it's a classification, regression, or clustering algorithm, or a transformer that extracts or filters useful features from raw data. Since estimators <text:span text:style-name="Emphasis">learn from data</text:span>, they each must have a <text:span text:style-name="Source_20_Text">fit</text:span> method that takes a dataset. In the example below, the <text:span text:style-name="Source_20_Text">CountVectorizer</text:span>, <text:span text:style-name="Source_20_Text">TfidfTransformer</text:span>, and <text:span text:style-name="Source_20_Text">RandomForestClassifier</text:span> are all estimators, and each have a <text:span text:style-name="Source_20_Text">fit</text:span> method. </text:p>
        </text:list-item>
        <text:list-item>
          <text:p text:style-name="P15"><text:span text:style-name="Strong_20_Emphasis">TRANSFORMER:</text:span> A <text:a xlink:type="simple" xlink:href="http://scikit-learn.org/stable/data_transforms.html" office:target-frame-name="_blank" xlink:show="new" text:style-name="Internet_20_link" text:visited-style-name="Visited_20_Internet_20_Link">transformer</text:a> is a specific type of estimator that has a <text:span text:style-name="Source_20_Text">fit</text:span> method to learn from training data, and then a <text:span text:style-name="Source_20_Text">transform</text:span> method to apply a transformation model to new data. These transformations can include cleaning, reducing, expanding, or generating features. In the example below, <text:span text:style-name="Source_20_Text">CountVectorizer</text:span> and <text:span text:style-name="Source_20_Text">TfidfTransformer</text:span> are transformers. </text:p>
        </text:list-item>
        <text:list-item>
          <text:p text:style-name="P4"><text:span text:style-name="Strong_20_Emphasis">PREDICTOR:</text:span> A <text:span text:style-name="Strong_20_Emphasis">predictor</text:span> is a specific type of estimator that has a <text:span text:style-name="Source_20_Text">predict</text:span> method to predict on test data based on a supervised learning algorithm, and has a <text:span text:style-name="Source_20_Text">fit</text:span> method to train the model on training data. The final estimator, <text:span text:style-name="Source_20_Text">RandomForestClassifier</text:span>, in the example below is a predictor. </text:p>
        </text:list-item>
      </text:list>
      <text:p text:style-name="Text_20_body">In machine learning tasks, it's pretty common to have a very specific sequence of transformers to fit to data before applying a final estimator, such as this classifier. And normally, we'd have to initialize all the estimators, <text:span text:style-name="Source_20_Text">fit</text:span> and <text:span text:style-name="Source_20_Text">transform</text:span> the training data for each of the transformers, and then <text:span text:style-name="Source_20_Text">fit</text:span> to the final estimator. Next, we'd have to call <text:span text:style-name="Source_20_Text">transform</text:span> for each transformer again to the test data, and finally call <text:span text:style-name="Source_20_Text">predict</text:span> on the final estimator.</text:p>
      <text:h text:style-name="Heading_20_3" text:outline-level="3"><text:bookmark text:name="without-pipeline-"/>Without pipeline:</text:h>
      <text:p text:style-name="Preformatted_20_Text"><text:span text:style-name="Source_20_Text"><text:s text:c="4"/>vect = CountVectorizer()</text:span></text:p>
      <text:p text:style-name="Preformatted_20_Text"><text:span text:style-name="Source_20_Text"><text:s text:c="4"/>tfidf = TfidfTransformer()</text:span></text:p>
      <text:p text:style-name="Preformatted_20_Text"><text:span text:style-name="Source_20_Text"><text:s text:c="4"/>clf = RandomForestClassifier()</text:span></text:p>
      <text:p text:style-name="Preformatted_20_Text"/>
      <text:p text:style-name="Preformatted_20_Text"><text:span text:style-name="Source_20_Text"><text:s text:c="4"/># train classifier</text:span></text:p>
      <text:p text:style-name="Preformatted_20_Text"><text:span text:style-name="Source_20_Text"><text:s text:c="4"/>X_train_counts = vect.fit_transform(X_train)</text:span></text:p>
      <text:p text:style-name="Preformatted_20_Text"><text:span text:style-name="Source_20_Text"><text:s text:c="4"/>X_train_tfidf = tfidf.fit_transform(X_train_counts)</text:span></text:p>
      <text:p text:style-name="Preformatted_20_Text"><text:span text:style-name="Source_20_Text"><text:s text:c="4"/>clf.fit(X_train_tfidf, y_train)</text:span></text:p>
      <text:p text:style-name="Preformatted_20_Text"/>
      <text:p text:style-name="Preformatted_20_Text"><text:span text:style-name="Source_20_Text"><text:s text:c="4"/># predict on test data</text:span></text:p>
      <text:p text:style-name="Preformatted_20_Text"><text:span text:style-name="Source_20_Text"><text:s text:c="4"/>X_test_counts = vect.transform(X_test)</text:span></text:p>
      <text:p text:style-name="Preformatted_20_Text"><text:span text:style-name="Source_20_Text"><text:s text:c="4"/>X_test_tfidf = tfidf.transform(X_test_counts)</text:span></text:p>
      <text:p text:style-name="P22"><text:span text:style-name="Source_20_Text"><text:s text:c="4"/>y_pred = clf.predict(X_test_tfidf)</text:span></text:p>
      <text:p text:style-name="Text_20_body">Fortunately, you can actually automate all of this fitting, transforming, and predicting, by chaining these estimators together into a single estimator object. That single estimator would be scikit-learn's Pipeline. To create this pipeline, we just need a list of <text:span text:style-name="Source_20_Text">(key, value)</text:span> pairs, where the key is a string containing what you want to name the step, and the value is the estimator object.</text:p>
      <text:h text:style-name="Heading_20_3" text:outline-level="3"><text:bookmark text:name="using-pipeline-"/>Using pipeline:</text:h>
      <text:p text:style-name="Preformatted_20_Text"><text:span text:style-name="Source_20_Text">pipeline = Pipeline([</text:span></text:p>
      <text:p text:style-name="Preformatted_20_Text"><text:span text:style-name="Source_20_Text"><text:s text:c="4"/>('vect', CountVectorizer()),</text:span></text:p>
      <text:p text:style-name="Preformatted_20_Text"><text:soft-page-break/><text:span text:style-name="Source_20_Text"><text:s text:c="4"/>('tfidf', TfidfTransforme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evaluate all steps on test set</text:span></text:p>
      <text:p text:style-name="P22"><text:span text:style-name="Source_20_Text">predicted = pipeline.predict(Xtest)</text:span></text:p>
      <text:p text:style-name="Text_20_body">Now, by fitting our pipeline to the training data, we're accomplishing exactly what we would by fitting and transforming each of these steps to our training data one by one. Similarly, when we call <text:span text:style-name="Source_20_Text">predict</text:span> on our pipeline to our test data, we're accomplishing what we would by calling <text:span text:style-name="Source_20_Text">transform</text:span> on each of our transformer objects to our test data and then calling <text:span text:style-name="Source_20_Text">predict</text:span> on our final estimator. Not only does this make our code much shorter and simpler, it has other great advantages, which we'll cover in the next video.</text:p>
      <text:p text:style-name="Text_20_body">Note that every step of this pipeline has to be a transformer, except for the last step, which can be of an estimator type. Pipeline takes on all the methods of whatever the last estimator in its sequence is. For example, here, since the final estimator of our pipeline is a classifier, the pipeline object can be used as a classifier, taking on the <text:span text:style-name="Source_20_Text">fit</text:span> and <text:span text:style-name="Source_20_Text">predict</text:span> methods of its last step. Alternatively, if the last estimator was a transformer, then pipeline would be a transformer.</text:p>
      <text:p text:style-name="Text_20_body"/>
      <text:h text:style-name="Heading_20_3" text:outline-level="3"><text:bookmark text:name="1-simplicity-and-convencience"/>1. Simplicity and Convencience</text:h>
      <text:list xml:id="list281509290639635228" text:style-name="L4">
        <text:list-item>
          <text:p text:style-name="P16"><text:span text:style-name="Strong_20_Emphasis">Automates repetitive steps</text:span> - Chaining all of your steps into one estimator allows you to fit and predict on all steps of your sequence automatically with one call. It handles smaller steps for you, so you can focus on implementing higher level changes swiftly and efficiently. </text:p>
        </text:list-item>
        <text:list-item>
          <text:p text:style-name="P16"><text:span text:style-name="Strong_20_Emphasis">Easily understandable workflow</text:span> - Not only does this make your code more concise, it also makes your workflow much easier to understand and modify. Without Pipeline, your model can easily turn into messy spaghetti code from all the adjustments and experimentation required to improve your model. </text:p>
        </text:list-item>
        <text:list-item>
          <text:p text:style-name="P5"><text:span text:style-name="Strong_20_Emphasis">Reduces mental workload</text:span> - Because Pipeline automates the intermediate actions required to execute each step, it reduces the mental burden of having to keep track of all your data transformations. Using Pipeline may require some extra work at the beginning of your modeling process, but it prevents a lot of headaches later on. </text:p>
        </text:list-item>
      </text:list>
      <text:p text:style-name="Text_20_body"/>
      <text:h text:style-name="Heading_20_1" text:outline-level="1"><text:bookmark text:name="advantages-of-using-pipeline-pt-2"/>Advantages of Using Pipeline Pt 2</text:h>
      <text:h text:style-name="Heading_20_3" text:outline-level="3"><text:bookmark text:name="2-optimizing-entire-workflow"/>2. Optimizing Entire Workflow</text:h>
      <text:list xml:id="list418995289361805596" text:style-name="L5">
        <text:list-item>
          <text:p text:style-name="P17"><text:span text:style-name="Strong_20_Emphasis">GRID SEARCH:</text:span> Method that automates the process of testing different hyper parameters to optimize a model. </text:p>
        </text:list-item>
        <text:list-item>
          <text:p text:style-name="P17">By running grid search on your pipeline, you're able to optimize your entire workflow, including data transformation and modeling steps. This accounts for any interactions among the steps that may affect the final metrics. </text:p>
        </text:list-item>
        <text:list-item>
          <text:p text:style-name="P6">Without grid search, tuning these parameters can be painfully slow, incomplete, and messy. </text:p>
        </text:list-item>
      </text:list>
      <text:h text:style-name="Heading_20_3" text:outline-level="3"><text:bookmark text:name="3-preventing-data-leakage"/><text:soft-page-break/>3. Preventing Data leakage</text:h>
      <text:list xml:id="list7406681630327264113" text:style-name="L6">
        <text:list-item>
          <text:p text:style-name="P18">Using Pipeline, all transformations for data preparation and feature extractions occur within each fold of the cross validation process. </text:p>
        </text:list-item>
        <text:list-item>
          <text:p text:style-name="P7">This prevents common mistakes where you’d allow your training process to be influenced by your test data - for example, if you used the entire training dataset to normalize or extract features from your data. </text:p>
        </text:list-item>
      </text:list>
      <text:p text:style-name="Text_20_body"/>
      <text:h text:style-name="Heading_20_1" text:outline-level="1"><text:bookmark text:name="pipelines-and-feature-unions"/>Pipelines and Feature Unions</text:h>
      <text:list xml:id="list8077234534892172089" text:style-name="L7">
        <text:list-item>
          <text:p text:style-name="P19"><text:span text:style-name="Strong_20_Emphasis">FEATURE UNION:</text:span> <text:a xlink:type="simple" xlink:href="http://scikit-learn.org/stable/modules/generated/sklearn.pipeline.FeatureUnion.html" office:target-frame-name="_blank" xlink:show="new" text:style-name="Internet_20_link" text:visited-style-name="Visited_20_Internet_20_Link">Feature union</text:a> is a class in scikit-learn’s Pipeline module that allows us to perform steps in parallel and take the union of their results for the next step. </text:p>
        </text:list-item>
        <text:list-item>
          <text:p text:style-name="P19">A <text:span text:style-name="Emphasis">pipeline</text:span> performs a list of steps in a <text:span text:style-name="Emphasis">linear sequence</text:span>, while a <text:span text:style-name="Emphasis">feature union</text:span> performs a list of steps in <text:span text:style-name="Emphasis">parallel</text:span> and then combines their results. </text:p>
        </text:list-item>
        <text:list-item>
          <text:p text:style-name="P8">In more complex workflows, multiple feature unions are often used within pipelines, and multiple pipelines are used within feature unions. </text:p>
        </text:list-item>
      </text:list>
      <text:p text:style-name="Text_20_body"/>
      <text:h text:style-name="Heading_20_1" text:outline-level="1"><text:bookmark text:name="using-feature-union"/>Using Feature Union</text:h>
      <text:p text:style-name="Text_20_body">Taking the example from the previous video, let's say you wanted to extract two different kinds of features from the same text column - tfidf values, and the length of the text. Your first approach might be to create an additional column from the <text:span text:style-name="Source_20_Text">text</text:span> column called <text:span text:style-name="Source_20_Text">text_length</text:span> like this. Then both <text:span text:style-name="Source_20_Text">text</text:span> and <text:span text:style-name="Source_20_Text">text_length</text:span> can be part of your feature matrix. But now your pipeline would break. You can't run <text:span text:style-name="Source_20_Text">CountVectorizer</text:span> on NumPy arrays of strings and integers. </text:p>
      <text:p text:style-name="Preformatted_20_Text"><text:span text:style-name="Source_20_Text">df['txt_length'] = df['text'].apply(len)</text:span></text:p>
      <text:p text:style-name="Preformatted_20_Text"><text:span text:style-name="Source_20_Text">X = df[['text', 'txt_length']].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pan text:style-name="Source_20_Text"><text:s text:c="4"/>('vect', CountVectorizer()),</text:span></text:p>
      <text:p text:style-name="Preformatted_20_Text"><text:span text:style-name="Source_20_Text"><text:s text:c="4"/>('tfidf', TfidfTransforme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2"><text:span text:style-name="Source_20_Text">predicted = pipeline.predict(Xtest)</text:span></text:p>
      <text:p text:style-name="Text_20_body">Let's say you had a custom transformer called <text:span text:style-name="Source_20_Text">TextLengthExtractor</text:span>. Now, you could leave <text:span text:style-name="Source_20_Text">X_train</text:span> as just the original text column, if you could figure out how to add the text length extractor to your pipeline. If only you could fit it on the original text data, rather than the output of the previous transformer. But you need both the outputs of <text:span text:style-name="Source_20_Text">TfidfTransformer</text:span> and <text:span text:style-name="Source_20_Text">TextLengthExtractor</text:span> to feed into the classifier as input.</text:p>
      <text:p text:style-name="Preformatted_20_Text"><text:span text:style-name="Source_20_Text">X = df['text'].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oft-page-break/><text:span text:style-name="Source_20_Text"><text:s text:c="4"/>('vect', CountVectorizer()),</text:span></text:p>
      <text:p text:style-name="Preformatted_20_Text"><text:span text:style-name="Source_20_Text"><text:s text:c="4"/>('tfidf', TfidfTransformer()),</text:span></text:p>
      <text:p text:style-name="Preformatted_20_Text"><text:span text:style-name="Source_20_Text"><text:s text:c="4"/>('txt_length', TextLengthExtractor()),</text:span></text:p>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2"><text:span text:style-name="Source_20_Text">predicted = pipeline.predict(Xtest)</text:span></text:p>
      <text:list xml:id="list1858511777417563913" text:style-name="L8">
        <text:list-item>
          <text:p text:style-name="P20">Feature unions are super helpful for handling these situations, where we need to run two steps in parallel on the same data and combine their results to pass into the next step. </text:p>
        </text:list-item>
        <text:list-item>
          <text:p text:style-name="P9">Like pipelines, feature unions are built using a list of <text:span text:style-name="Source_20_Text">(key, value)</text:span> pairs, where the key is the string that you want to name a step, and the value is the estimator object. Also like pipelines, feature unions combine a list of estimators to become a single estimator. However, a feature union runs its estimators in parallel, rather than in a sequence as a pipeline does. In this example, the estimators run in parallel are <text:span text:style-name="Source_20_Text">nlp_pipeline</text:span> and <text:span text:style-name="Source_20_Text">text_length</text:span>. Notice we use a pipeline in this feature union to make sure the count vectorizer and tfidf transformer steps are still running in sequence. </text:p>
        </text:list-item>
      </text:list>
      <text:p text:style-name="Preformatted_20_Text"><text:span text:style-name="Source_20_Text">X = df['text'].values</text:span></text:p>
      <text:p text:style-name="Preformatted_20_Text"><text:span text:style-name="Source_20_Text">y = df['label'].values</text:span></text:p>
      <text:p text:style-name="Preformatted_20_Text"><text:span text:style-name="Source_20_Text">X_train, X_test, y_train, y_test = train_test_split(X, y)</text:span></text:p>
      <text:p text:style-name="Preformatted_20_Text"/>
      <text:p text:style-name="Preformatted_20_Text"><text:span text:style-name="Source_20_Text">pipeline = Pipeline([</text:span></text:p>
      <text:p text:style-name="Preformatted_20_Text"><text:span text:style-name="Source_20_Text"><text:s text:c="4"/>('features', FeatureUnion([</text:span></text:p>
      <text:p text:style-name="Preformatted_20_Text"/>
      <text:p text:style-name="Preformatted_20_Text"><text:span text:style-name="Source_20_Text"><text:s text:c="8"/>('nlp_pipeline', Pipeline([</text:span></text:p>
      <text:p text:style-name="Preformatted_20_Text"><text:span text:style-name="Source_20_Text"><text:s text:c="12"/>('vect', CountVectorizer()</text:span></text:p>
      <text:p text:style-name="Preformatted_20_Text"><text:span text:style-name="Source_20_Text"><text:s text:c="12"/>('tfidf', TfidfTransformer())</text:span></text:p>
      <text:p text:style-name="Preformatted_20_Text"><text:span text:style-name="Source_20_Text"><text:s text:c="8"/>])),</text:span></text:p>
      <text:p text:style-name="Preformatted_20_Text"/>
      <text:p text:style-name="Preformatted_20_Text"><text:span text:style-name="Source_20_Text"><text:s text:c="8"/>('txt_len', TextLengthExtractor())</text:span></text:p>
      <text:p text:style-name="Preformatted_20_Text"><text:span text:style-name="Source_20_Text"><text:s text:c="4"/>])),</text:span></text:p>
      <text:p text:style-name="Preformatted_20_Text"/>
      <text:p text:style-name="Preformatted_20_Text"><text:span text:style-name="Source_20_Text"><text:s text:c="4"/>('clf', RandomForestClassifier())</text:span></text:p>
      <text:p text:style-name="Preformatted_20_Text"><text:span text:style-name="Source_20_Text">])</text:span></text:p>
      <text:p text:style-name="Preformatted_20_Text"/>
      <text:p text:style-name="Preformatted_20_Text"><text:span text:style-name="Source_20_Text"># train classifier</text:span></text:p>
      <text:p text:style-name="Preformatted_20_Text"><text:span text:style-name="Source_20_Text">pipeline.fit(Xtrain)</text:span></text:p>
      <text:p text:style-name="Preformatted_20_Text"/>
      <text:p text:style-name="Preformatted_20_Text"><text:span text:style-name="Source_20_Text"># predict on test data</text:span></text:p>
      <text:p text:style-name="P22"><text:span text:style-name="Source_20_Text">predicted = pipeline.predict(Xtest)</text:span></text:p>
      <text:list xml:id="list6390820337634690264" text:style-name="L9">
        <text:list-item>
          <text:p text:style-name="P10">Now, our pipeline doesn't break and uses both features! This would be equivalent to this code. </text:p>
        </text:list-item>
      </text:list>
      <text:p text:style-name="Preformatted_20_Text"><text:span text:style-name="Source_20_Text">vect = CountVectorizer()</text:span></text:p>
      <text:p text:style-name="Preformatted_20_Text"><text:span text:style-name="Source_20_Text">tfidf = TfidfTransformer()</text:span></text:p>
      <text:p text:style-name="Preformatted_20_Text"><text:span text:style-name="Source_20_Text">txt_len = TextLengthExtractor()</text:span></text:p>
      <text:p text:style-name="Preformatted_20_Text"><text:span text:style-name="Source_20_Text">clf = RandomForestClassifier()</text:span></text:p>
      <text:p text:style-name="Preformatted_20_Text"/>
      <text:p text:style-name="Preformatted_20_Text"><text:span text:style-name="Source_20_Text"># train classifier</text:span></text:p>
      <text:p text:style-name="Preformatted_20_Text"><text:span text:style-name="Source_20_Text">X_train_counts = vect.fit_transform(X_train)</text:span></text:p>
      <text:p text:style-name="Preformatted_20_Text"><text:span text:style-name="Source_20_Text">X_train_tfidf = tfidf.fit_transform(X_train_counts)</text:span></text:p>
      <text:p text:style-name="Preformatted_20_Text"/>
      <text:p text:style-name="Preformatted_20_Text"><text:span text:style-name="Source_20_Text">X_train_len = txt_len.fit_transform(X_train)</text:span></text:p>
      <text:p text:style-name="Preformatted_20_Text"><text:span text:style-name="Source_20_Text">X_train_features = hstack([X_train_tfidf, X_train_len])</text:span></text:p>
      <text:p text:style-name="Preformatted_20_Text"><text:span text:style-name="Source_20_Text">clf.fit(X_train_features, y_train)</text:span></text:p>
      <text:p text:style-name="Preformatted_20_Text"><text:soft-page-break/></text:p>
      <text:p text:style-name="Preformatted_20_Text"><text:span text:style-name="Source_20_Text"># predict on test data</text:span></text:p>
      <text:p text:style-name="Preformatted_20_Text"><text:span text:style-name="Source_20_Text">X_test_counts = vect.transform(X_test)</text:span></text:p>
      <text:p text:style-name="Preformatted_20_Text"><text:span text:style-name="Source_20_Text">X_test_tfidf = tfidf.transform(X_test_counts)</text:span></text:p>
      <text:p text:style-name="Preformatted_20_Text"/>
      <text:p text:style-name="Preformatted_20_Text"><text:span text:style-name="Source_20_Text">X_test_len = txt_len.transform(X_test)</text:span></text:p>
      <text:p text:style-name="Preformatted_20_Text"><text:span text:style-name="Source_20_Text">X_test_features = hstack([X_test_tfidf, X_test_len])</text:span></text:p>
      <text:p text:style-name="P22"><text:span text:style-name="Source_20_Text">y_pred = clf.predict(X_test_features)</text:span></text:p>
      <text:list xml:id="list4934026663474504079" text:style-name="L10">
        <text:list-item>
          <text:p text:style-name="P11">The tfidf transformer and the text length extractor are fit to the input data, in this case the raw data, independently. They are then performed in parallel, and their outputs are combined and passed to the next estimator, in this case, the classifier. </text:p>
        </text:list-item>
      </text:list>
      <text:p text:style-name="Text_20_body">Read more about feature unions in Scikit-learn's <text:a xlink:type="simple" xlink:href="http://scikit-learn.org/stable/modules/pipeline.html#feature-union" office:target-frame-name="_blank" xlink:show="new" text:style-name="Internet_20_link" text:visited-style-name="Visited_20_Internet_20_Link">user guide</text:a>.</text:p>
      <text:p text:style-name="Text_20_body"/>
      <text:p text:style-name="Text_20_body"/>
      <text:h text:style-name="Heading_20_1" text:outline-level="1"><text:bookmark text:name="creating-custom-transformer"/>Creating Custom Transformer</text:h>
      <text:p text:style-name="Text_20_body">In the last section, you used a custom transformer that extracted whether each text started with a verb. You can implement a custom transformer yourself by extending the base class in Scikit-Learn. Let's take a look at a a very simple example that multiplies the input data by ten. </text:p>
      <text:p text:style-name="Preformatted_20_Text"><text:span text:style-name="Source_20_Text">import numpy as np</text:span></text:p>
      <text:p text:style-name="Preformatted_20_Text"><text:span text:style-name="Source_20_Text">from sklearn.base import BaseEstimator, TransformerMixin</text:span></text:p>
      <text:p text:style-name="Preformatted_20_Text"/>
      <text:p text:style-name="Preformatted_20_Text"><text:span text:style-name="Source_20_Text">class TenMultiplier(BaseEstimator, TransformerMixin):</text:span></text:p>
      <text:p text:style-name="Preformatted_20_Text"><text:span text:style-name="Source_20_Text"><text:s text:c="4"/>def __init__(self):</text:span></text:p>
      <text:p text:style-name="Preformatted_20_Text"><text:span text:style-name="Source_20_Text"><text:s text:c="8"/>pass</text:span></text:p>
      <text:p text:style-name="Preformatted_20_Text"/>
      <text:p text:style-name="Preformatted_20_Text"><text:span text:style-name="Source_20_Text"><text:s text:c="4"/>def fit(self, X, y=None):</text:span></text:p>
      <text:p text:style-name="Preformatted_20_Text"><text:span text:style-name="Source_20_Text"><text:s text:c="8"/>return self</text:span></text:p>
      <text:p text:style-name="Preformatted_20_Text"/>
      <text:p text:style-name="Preformatted_20_Text"><text:span text:style-name="Source_20_Text"><text:s text:c="4"/>def transform(self, X):</text:span></text:p>
      <text:p text:style-name="P22"><text:span text:style-name="Source_20_Text"><text:s text:c="8"/>return X * 10</text:span></text:p>
      <text:p text:style-name="Text_20_body">Remember, all estimators have a fit method, and since this is a transformer, it also has a transform method.</text:p>
      <text:list xml:id="list1009859679704461090" text:style-name="L11">
        <text:list-item>
          <text:p text:style-name="P21"><text:span text:style-name="Strong_20_Emphasis">FIT METHOD:</text:span> This takes in a 2d array <text:span text:style-name="Source_20_Text">X</text:span> for the feature data and a 1d array <text:span text:style-name="Source_20_Text">y</text:span> for the target labels. Inside the <text:span text:style-name="Source_20_Text">fit</text:span> method, we simply return <text:span text:style-name="Source_20_Text">self</text:span>. This allows us to chain methods together, since the result on calling fit on the transformer is still the transformer object. This method is required to be compatible with scikit-learn. </text:p>
        </text:list-item>
        <text:list-item>
          <text:p text:style-name="P12"><text:span text:style-name="Strong_20_Emphasis">TRANSFORM METHOD:</text:span> The transform function is where we include the code that well, transforms the data. In this case, we return the data in <text:span text:style-name="Source_20_Text">X</text:span> multiplied by 10. This <text:span text:style-name="Source_20_Text">transform</text:span> method also takes a 2d array <text:span text:style-name="Source_20_Text">X</text:span>. </text:p>
        </text:list-item>
      </text:list>
      <text:p text:style-name="Text_20_body">Let's test our new transformer, by entering the code below in the interactive python interpreter in the terminal, ipython. We can also do this in Jupyter notebook.</text:p>
      <text:p text:style-name="Preformatted_20_Text"><text:span text:style-name="Source_20_Text">multiplier = TenMultiplier()</text:span></text:p>
      <text:p text:style-name="Preformatted_20_Text"/>
      <text:p text:style-name="Preformatted_20_Text"><text:span text:style-name="Source_20_Text">X = np.array([6, 3, 7, 4, 7])</text:span></text:p>
      <text:p text:style-name="P22"><text:span text:style-name="Source_20_Text">multiplier.transform(X)</text:span></text:p>
      <text:p text:style-name="Text_20_body">This outputs the following:</text:p>
      <text:p text:style-name="P22"><text:span text:style-name="Source_20_Text">array([60, 30, 70, 40, 70])</text:span></text:p>
      <text:p text:style-name="Text_20_body"><text:soft-page-break/>Nice! Next, we'll create a custom transformer that has a bit more significance. Let's build a case normalizer, which simply converts all text to lowercase. We aren't setting anything in our init method, so we can actually remove that. We can leave our fit method as is, and focus on the transform method. We can lowercase all the values in <text:span text:style-name="Source_20_Text">X</text:span> by applying a lambda function that calls lower on each value. We'll have to wrap this in a pandas Series to be able to use this apply function. </text:p>
      <text:p text:style-name="Preformatted_20_Text"><text:span text:style-name="Source_20_Text">import numpy as np</text:span></text:p>
      <text:p text:style-name="Preformatted_20_Text"><text:span text:style-name="Source_20_Text">import pandas as pd</text:span></text:p>
      <text:p text:style-name="Preformatted_20_Text"><text:span text:style-name="Source_20_Text">from sklearn.base import BaseEstimator, TransformerMixin</text:span></text:p>
      <text:p text:style-name="Preformatted_20_Text"/>
      <text:p text:style-name="Preformatted_20_Text"><text:span text:style-name="Source_20_Text">class CaseNormalizer(BaseEstimator, TransformerMixin):</text:span></text:p>
      <text:p text:style-name="Preformatted_20_Text"><text:span text:style-name="Source_20_Text"><text:s text:c="4"/>def fit(self, X, y=None):</text:span></text:p>
      <text:p text:style-name="Preformatted_20_Text"><text:span text:style-name="Source_20_Text"><text:s text:c="8"/>return self</text:span></text:p>
      <text:p text:style-name="Preformatted_20_Text"/>
      <text:p text:style-name="Preformatted_20_Text"><text:span text:style-name="Source_20_Text"><text:s text:c="4"/>def transform(self, X):</text:span></text:p>
      <text:p text:style-name="Preformatted_20_Text"><text:span text:style-name="Source_20_Text"><text:s text:c="8"/>return pd.Series(X).apply(lambda x: x.lower()).values</text:span></text:p>
      <text:p text:style-name="Preformatted_20_Text"/>
      <text:p text:style-name="Preformatted_20_Text"><text:span text:style-name="Source_20_Text">case_normalizer = CaseNormalizer()</text:span></text:p>
      <text:p text:style-name="Preformatted_20_Text"/>
      <text:p text:style-name="Preformatted_20_Text"><text:span text:style-name="Source_20_Text">X = np.array(['Implementing', 'a', 'Custom', 'Transformer', 'from', 'SCIKIT-LEARN'])</text:span></text:p>
      <text:p text:style-name="P22"><text:span text:style-name="Source_20_Text">case_normalizer.transform(X)</text:span></text:p>
      <text:p text:style-name="Text_20_body">Entering the code above in ipython outputs the following:</text:p>
      <text:p text:style-name="Preformatted_20_Text"><text:span text:style-name="Source_20_Text">array(['implementing', 'a', 'custom', 'transformer', 'from',</text:span></text:p>
      <text:p text:style-name="P22"><text:span text:style-name="Source_20_Text"><text:s text:c="7"/>'scikit-learn'], dtype=object)</text:span></text:p>
      <text:p text:style-name="Text_20_body">Awesome! It's a good idea to learn how to write your own custom functions - it allows you to have more control and flexibility with your machine learning pipelines.</text:p>
      <text:p text:style-name="Text_20_body">Another way to create custom transformers is by using this FunctionTransformer from scikit-learn's preprocessing module. This allows you to wrap an existing function to become a transformer. This provides less flexibility, but is much simpler. You can learn more about this in the link below.</text:p>
      <text:p text:style-name="Text_20_body">Read more about using FunctionTransformer to create custom transformers <text:a xlink:type="simple" xlink:href="http://scikit-learn.org/stable/modules/preprocessing.html#custom-transformers" office:target-frame-name="_blank" xlink:show="new" text:style-name="Internet_20_link" text:visited-style-name="Visited_20_Internet_20_Link">here</text:a> and <text:a xlink:type="simple" xlink:href="http://scikit-learn.org/stable/modules/generated/sklearn.preprocessing.FunctionTransformer.html#sklearn.preprocessing.FunctionTransformer" office:target-frame-name="_blank" xlink:show="new" text:style-name="Internet_20_link" text:visited-style-name="Visited_20_Internet_20_Link">here</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31T15:28:40</meta:creation-date>
    <dc:date>2018-11-13T15:39:24</dc:date>
    <meta:editing-duration>P1DT2M15S</meta:editing-duration>
    <meta:editing-cycles>16</meta:editing-cycles>
    <meta:generator>OpenOffice/4.1.4$Unix OpenOffice.org_project/414m5$Build-9788</meta:generator>
    <meta:document-statistic meta:table-count="0" meta:image-count="0" meta:object-count="0" meta:page-count="6" meta:paragraph-count="152" meta:word-count="1975" meta:character-count="13205"/>
  </office:meta>
</office:document-meta>
</file>